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QQUERAR LLOQQUE, JUVENA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08643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584314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QQUERAR LLOQQUE, JUVENA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08643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5 843 14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72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09/2021</text:p>
          </table:table-cell>
          <table:table-cell table:style-name="Tabla2.A3" office:value-type="string">
            <text:p text:style-name="P22">5485026</text:p>
          </table:table-cell>
          <table:table-cell table:style-name="Tabla2.D3" office:value-type="string">
            <text:p text:style-name="P23">10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4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20:31:0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